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ExtraLight" svg:font-family="'源ノ角ゴシック JP ExtraLight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81cm" fo:min-width="0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29cm" fo:min-width="0cm" fo:padding-top="0.151cm" fo:padding-bottom="0.151cm" fo:padding-left="0.276cm" fo:padding-right="0.276cm"/>
    </style:style>
    <style:style style:name="gr3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352cm"/>
    </style:style>
    <style:style style:name="gr5" style:family="graphic" style:parent-style-name="standard">
      <style:graphic-properties draw:stroke="none" svg:stroke-color="#000000" draw:fill="none" draw:fill-color="#ffffff" fo:min-height="0.251cm"/>
    </style:style>
    <style:style style:name="gr6" style:family="graphic" style:parent-style-name="standard">
      <style:graphic-properties draw:stroke="none" svg:stroke-color="#000000" draw:fill="none" draw:fill-color="#ffffff" fo:min-height="0.249cm"/>
    </style:style>
    <style:style style:name="gr7" style:family="graphic" style:parent-style-name="standard">
      <style:graphic-properties draw:stroke="none" svg:stroke-color="#000000" draw:fill="none" draw:fill-color="#ffffff" fo:min-height="0.288cm"/>
    </style:style>
    <style:style style:name="gr8" style:family="graphic" style:parent-style-name="standard">
      <style:graphic-properties draw:stroke="none" svg:stroke-color="#000000" draw:fill="none" draw:fill-color="#ffffff" fo:min-height="0.23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loext:graphic-properties draw:fill="none" draw:fill-color="#ffffff"/>
      <style:text-properties style:font-name="源ノ角ゴシック JP ExtraLight" fo:font-size="8pt" style:font-name-asian="源ノ角ゴシック JP ExtraLight" style:font-size-asian="8pt" style:font-size-complex="8pt"/>
    </style:style>
    <style:style style:name="P4" style:family="paragraph">
      <style:text-properties fo:font-size="6pt" style:font-size-asian="6pt" style:font-size-complex="6pt"/>
    </style:style>
    <style:style style:name="P5" style:family="paragraph">
      <loext:graphic-properties draw:fill="none" draw:fill-color="#ffffff"/>
      <style:text-properties style:font-name="源ノ角ゴシック JP ExtraLight" fo:font-size="6pt" style:font-name-asian="源ノ角ゴシック JP ExtraLight" style:font-size-asian="6pt" style:font-size-complex="6pt"/>
    </style:style>
    <style:style style:name="T1" style:family="text">
      <style:text-properties style:font-name="源ノ角ゴシック JP ExtraLight" fo:font-size="8pt" style:font-name-asian="源ノ角ゴシック JP ExtraLight" style:font-size-asian="8pt" style:font-size-complex="8pt"/>
    </style:style>
    <style:style style:name="T2" style:family="text">
      <style:text-properties style:font-name="源ノ角ゴシック JP ExtraLight" fo:font-size="6pt" style:font-name-asian="源ノ角ゴシック JP ExtraLigh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7" draw:id="id7" draw:layer="layout" svg:width="0.467cm" svg:height="0.467cm" svg:x="5.042cm" svg:y="3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467cm" svg:height="0.467cm" svg:x="1.243cm" svg:y="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0.467cm" svg:height="0.467cm" svg:x="2.038cm" svg:y="6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467cm" svg:height="0.467cm" svg:x="3.121cm" svg:y="4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0.467cm" svg:height="0.467cm" svg:x="4.696cm" svg:y="1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.693cm" svg:y1="4.441cm" svg:x2="1.477cm" svg:y2="5.128cm" draw:start-shape="id1" draw:start-glue-point="8" draw:end-shape="id2" draw:end-glue-point="4" svg:d="M2693 4441l-1216 687" svg:viewBox="0 0 1217 688">
          <text:p/>
        </draw:connector>
        <draw:connector draw:style-name="gr3" draw:text-style-name="P1" draw:layer="layout" draw:type="line" svg:x1="2.693cm" svg:y1="4.441cm" svg:x2="2.437cm" svg:y2="6.101cm" draw:start-shape="id1" draw:start-glue-point="8" draw:end-shape="id3" draw:end-glue-point="11" svg:d="M2693 4441l-256 1660" svg:viewBox="0 0 257 1661">
          <text:p/>
        </draw:connector>
        <draw:connector draw:style-name="gr3" draw:text-style-name="P1" draw:layer="layout" draw:type="line" svg:x1="2.693cm" svg:y1="4.441cm" svg:x2="3.355cm" svg:y2="4.997cm" draw:start-shape="id1" draw:start-glue-point="8" draw:end-shape="id4" draw:end-glue-point="4" svg:d="M2693 4441l662 556" svg:viewBox="0 0 663 557">
          <text:p/>
        </draw:connector>
        <draw:connector draw:style-name="gr3" draw:text-style-name="P1" draw:layer="layout" draw:type="line" svg:x1="5.089cm" svg:y1="2.122cm" svg:x2="4.93cm" svg:y2="1.755cm" draw:start-shape="id5" draw:start-glue-point="4" draw:end-shape="id6" draw:end-glue-point="8" svg:d="M5089 2122l-159-367" svg:viewBox="0 0 160 368">
          <text:p/>
        </draw:connector>
        <draw:frame draw:style-name="gr4" draw:text-style-name="P3" draw:layer="layout" svg:width="3.878cm" svg:height="0.602cm" svg:x="5.514cm" svg:y="2.925cm">
          <draw:text-box>
            <text:p text:style-name="P2"><text:span text:style-name="T1">ou=Aqours</text:span></text:p>
          </draw:text-box>
        </draw:frame>
        <draw:frame draw:style-name="gr5" draw:text-style-name="P5" draw:layer="layout" svg:width="2.003cm" svg:height="0.501cm" svg:x="0.88cm" svg:y="5.649cm">
          <draw:text-box>
            <text:p text:style-name="P4"><text:span text:style-name="T2">cn=</text:span><text:span text:style-name="T2">高海千歌</text:span></text:p>
          </draw:text-box>
        </draw:frame>
        <draw:frame draw:style-name="gr5" draw:text-style-name="P5" draw:layer="layout" svg:width="2.003cm" svg:height="0.501cm" svg:x="2.386cm" svg:y="6.033cm">
          <draw:text-box>
            <text:p text:style-name="P4"><text:span text:style-name="T2">cn=</text:span><text:span text:style-name="T2">渡辺曜</text:span></text:p>
          </draw:text-box>
        </draw:frame>
        <draw:frame draw:style-name="gr6" draw:text-style-name="P5" draw:layer="layout" svg:width="1.992cm" svg:height="0.499cm" svg:x="2.444cm" svg:y="5.488cm">
          <draw:text-box>
            <text:p text:style-name="P4"><text:span text:style-name="T2">cn=</text:span><text:span text:style-name="T2">黒澤ルビィ</text:span></text:p>
          </draw:text-box>
        </draw:frame>
        <draw:frame draw:style-name="gr4" draw:text-style-name="P3" draw:layer="layout" svg:width="3.878cm" svg:height="0.602cm" svg:x="5.198cm" svg:y="1.182cm">
          <draw:text-box>
            <text:p text:style-name="P2"><text:span text:style-name="T1">o=</text:span><text:span text:style-name="T1">浦の星女学院</text:span></text:p>
          </draw:text-box>
        </draw:frame>
        <draw:custom-shape draw:style-name="gr2" draw:text-style-name="P1" xml:id="id5" draw:id="id5" draw:layer="layout" svg:width="0.467cm" svg:height="0.467cm" svg:x="4.855cm" svg:y="2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276cm" svg:y1="3.042cm" svg:x2="5.089cm" svg:y2="2.589cm" draw:start-shape="id7" draw:start-glue-point="4" draw:end-shape="id5" draw:end-glue-point="8" svg:d="M5276 3042l-187-453" svg:viewBox="0 0 188 454">
          <text:p/>
        </draw:connector>
        <draw:frame draw:style-name="gr7" draw:text-style-name="P3" draw:layer="layout" svg:width="4.388cm" svg:height="0.538cm" svg:x="5.293cm" svg:y="1.987cm">
          <draw:text-box>
            <text:p text:style-name="P2"><text:span text:style-name="T1">ou=</text:span><text:span text:style-name="T1">スクールアイドル部</text:span></text:p>
          </draw:text-box>
        </draw:frame>
        <draw:custom-shape draw:style-name="gr2" draw:text-style-name="P1" xml:id="id1" draw:id="id1" draw:layer="layout" svg:width="0.467cm" svg:height="0.467cm" svg:x="2.459cm" svg:y="3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0.467cm" svg:height="0.467cm" svg:x="4.33cm" svg:y="5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0.467cm" svg:height="0.467cm" svg:x="5.125cm" svg:y="6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0.467cm" svg:height="0.467cm" svg:x="6.208cm" svg:y="4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78cm" svg:y1="4.427cm" svg:x2="4.564cm" svg:y2="5.114cm" draw:start-shape="id8" draw:start-glue-point="8" draw:end-shape="id9" draw:end-glue-point="4" svg:d="M5780 4427l-1216 687" svg:viewBox="0 0 1217 688">
          <text:p/>
        </draw:connector>
        <draw:connector draw:style-name="gr3" draw:text-style-name="P1" draw:layer="layout" draw:type="line" svg:x1="5.78cm" svg:y1="4.427cm" svg:x2="5.524cm" svg:y2="6.087cm" draw:start-shape="id8" draw:start-glue-point="8" draw:end-shape="id10" draw:end-glue-point="11" svg:d="M5780 4427l-256 1660" svg:viewBox="0 0 257 1661">
          <text:p/>
        </draw:connector>
        <draw:connector draw:style-name="gr3" draw:text-style-name="P1" draw:layer="layout" draw:type="line" svg:x1="5.78cm" svg:y1="4.427cm" svg:x2="6.442cm" svg:y2="4.983cm" draw:start-shape="id8" draw:start-glue-point="8" draw:end-shape="id11" draw:end-glue-point="4" svg:d="M5780 4427l662 556" svg:viewBox="0 0 663 557">
          <text:p/>
        </draw:connector>
        <draw:frame draw:style-name="gr5" draw:text-style-name="P5" draw:layer="layout" svg:width="2.003cm" svg:height="0.501cm" svg:x="5.473cm" svg:y="6.019cm">
          <draw:text-box>
            <text:p text:style-name="P4"><text:span text:style-name="T2">cn=</text:span><text:span text:style-name="T2">国木田花丸</text:span></text:p>
          </draw:text-box>
        </draw:frame>
        <draw:frame draw:style-name="gr6" draw:text-style-name="P5" draw:layer="layout" svg:width="1.992cm" svg:height="0.499cm" svg:x="5.401cm" svg:y="5.395cm">
          <draw:text-box>
            <text:p text:style-name="P4"><text:span text:style-name="T2">cn=</text:span><text:span text:style-name="T2">黒澤ダイヤ</text:span></text:p>
          </draw:text-box>
        </draw:frame>
        <draw:custom-shape draw:style-name="gr2" draw:text-style-name="P1" xml:id="id8" draw:id="id8" draw:layer="layout" svg:width="0.467cm" svg:height="0.467cm" svg:x="5.546cm" svg:y="3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0.467cm" svg:height="0.467cm" svg:x="7.217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" draw:id="id14" draw:layer="layout" svg:width="0.467cm" svg:height="0.467cm" svg:x="8.012cm" svg:y="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0.467cm" svg:height="0.467cm" svg:x="9.095cm" svg:y="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667cm" svg:y1="4.413cm" svg:x2="7.451cm" svg:y2="5.1cm" draw:start-shape="id12" draw:start-glue-point="8" draw:end-shape="id13" draw:end-glue-point="4" svg:d="M8667 4413l-1216 687" svg:viewBox="0 0 1217 688">
          <text:p/>
        </draw:connector>
        <draw:connector draw:style-name="gr3" draw:text-style-name="P1" draw:layer="layout" draw:type="line" svg:x1="8.667cm" svg:y1="4.413cm" svg:x2="8.411cm" svg:y2="6.073cm" draw:start-shape="id12" draw:start-glue-point="8" draw:end-shape="id14" draw:end-glue-point="11" svg:d="M8667 4413l-256 1660" svg:viewBox="0 0 257 1661">
          <text:p/>
        </draw:connector>
        <draw:connector draw:style-name="gr3" draw:text-style-name="P1" draw:layer="layout" draw:type="line" svg:x1="8.667cm" svg:y1="4.413cm" svg:x2="9.329cm" svg:y2="4.969cm" draw:start-shape="id12" draw:start-glue-point="8" draw:end-shape="id15" draw:end-glue-point="4" svg:d="M8667 4413l662 556" svg:viewBox="0 0 663 557">
          <text:p/>
        </draw:connector>
        <draw:frame draw:style-name="gr5" draw:text-style-name="P5" draw:layer="layout" svg:width="2.003cm" svg:height="0.501cm" svg:x="8.36cm" svg:y="6.005cm">
          <draw:text-box>
            <text:p text:style-name="P4"><text:span text:style-name="T2">cn=</text:span><text:span text:style-name="T2">桜内梨子</text:span></text:p>
          </draw:text-box>
        </draw:frame>
        <draw:frame draw:style-name="gr6" draw:text-style-name="P5" draw:layer="layout" svg:width="1.992cm" svg:height="0.499cm" svg:x="8.63cm" svg:y="5.491cm">
          <draw:text-box>
            <text:p text:style-name="P4"><text:span text:style-name="T2">cn=</text:span><text:span text:style-name="T2">津島ヨハネ</text:span></text:p>
          </draw:text-box>
        </draw:frame>
        <draw:custom-shape draw:style-name="gr2" draw:text-style-name="P1" xml:id="id12" draw:id="id12" draw:layer="layout" svg:width="0.467cm" svg:height="0.467cm" svg:x="8.433cm" svg:y="3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2.003cm" svg:height="0.501cm" svg:x="3.974cm" svg:y="5.52cm">
          <draw:text-box>
            <text:p text:style-name="P4"><text:span text:style-name="T2">cn=</text:span><text:span text:style-name="T2">松浦果南</text:span></text:p>
          </draw:text-box>
        </draw:frame>
        <draw:frame draw:style-name="gr6" draw:text-style-name="P5" draw:layer="layout" svg:width="1.992cm" svg:height="0.499cm" svg:x="6.921cm" svg:y="5.442cm">
          <draw:text-box>
            <text:p text:style-name="P4"><text:span text:style-name="T2">cn=</text:span><text:span text:style-name="T2">小原鞠莉</text:span></text:p>
          </draw:text-box>
        </draw:frame>
        <draw:connector draw:style-name="gr3" draw:text-style-name="P1" draw:layer="layout" draw:type="line" svg:x1="5.11cm" svg:y1="3.441cm" svg:x2="2.858cm" svg:y2="4.042cm" draw:start-shape="id7" draw:start-glue-point="7" draw:end-shape="id1" draw:end-glue-point="11" svg:d="M5110 3441l-2252 601" svg:viewBox="0 0 2253 602">
          <text:p/>
        </draw:connector>
        <draw:connector draw:style-name="gr3" draw:text-style-name="P1" draw:layer="layout" draw:type="line" svg:x1="5.276cm" svg:y1="3.509cm" svg:x2="5.614cm" svg:y2="4.028cm" draw:start-shape="id7" draw:start-glue-point="8" draw:end-shape="id8" draw:end-glue-point="5" svg:d="M5276 3509l338 519" svg:viewBox="0 0 339 520">
          <text:p/>
        </draw:connector>
        <draw:connector draw:style-name="gr3" draw:text-style-name="P1" draw:layer="layout" draw:type="line" svg:x1="5.441cm" svg:y1="3.441cm" svg:x2="8.501cm" svg:y2="4.014cm" draw:start-shape="id7" draw:start-glue-point="9" draw:end-shape="id12" draw:end-glue-point="5" svg:d="M5441 3441l3060 573" svg:viewBox="0 0 3061 574">
          <text:p/>
        </draw:connector>
        <draw:frame draw:style-name="gr4" draw:text-style-name="P3" draw:layer="layout" svg:width="1.973cm" svg:height="0.602cm" svg:x="1.84cm" svg:y="3.317cm">
          <draw:text-box>
            <text:p text:style-name="P2"><text:span text:style-name="T1">ou=CYaRon</text:span></text:p>
          </draw:text-box>
        </draw:frame>
        <draw:frame draw:style-name="gr4" draw:text-style-name="P3" draw:layer="layout" svg:width="1.973cm" svg:height="0.602cm" svg:x="3.743cm" svg:y="3.937cm">
          <draw:text-box>
            <text:p text:style-name="P2"><text:span text:style-name="T1">ou=AZALEA</text:span></text:p>
          </draw:text-box>
        </draw:frame>
        <draw:frame draw:style-name="gr8" draw:text-style-name="P3" draw:layer="layout" svg:width="2.318cm" svg:height="0.535cm" svg:x="7.943cm" svg:y="3.319cm">
          <draw:text-box>
            <text:p text:style-name="P2"><text:span text:style-name="T1">ou=Guilty Ki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ExtraLight" svg:font-family="'源ノ角ゴシック JP ExtraLight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0T23:11:27.805000000</meta:creation-date>
    <dc:date>2018-12-22T02:11:46.754000000</dc:date>
    <meta:editing-duration>PT27M46S</meta:editing-duration>
    <meta:editing-cycles>7</meta:editing-cycles>
    <meta:generator>LibreOffice/5.4.4.2$Windows_X86_64 LibreOffice_project/2524958677847fb3bb44820e40380acbe820f960</meta:generator>
    <meta:document-statistic meta:object-count="44"/>
  </office:meta>
</office:document-meta>
</file>